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numbering Font Times new roman.</text:p>
      <text:list xml:id="list4706582181474693562" text:style-name="L1">
        <text:list-item>
          <text:p text:style-name="P1">one </text:p>
          <text:list>
            <text:list-item>
              <text:p text:style-name="P1">one one </text:p>
              <text:list>
                <text:list-item>
                  <text:p text:style-name="P1">one one one <text:s/>- longer text for second line indent testing … abcd efgh ijkl mnop qrst uvwxyz abcd efgh ijkl mnop qrst uvwxyz</text:p>
                </text:list-item>
                <text:list-item>
                  <text:p text:style-name="P1">one one two </text:p>
                </text:list-item>
                <text:list-item>
                  <text:p text:style-name="P1">one one three </text:p>
                </text:list-item>
              </text:list>
            </text:list-item>
            <text:list-item>
              <text:p text:style-name="P1">one two </text:p>
              <text:list>
                <text:list-item>
                  <text:p text:style-name="P1">one two one </text:p>
                </text:list-item>
              </text:list>
            </text:list-item>
            <text:list-item>
              <text:p text:style-name="P1">one three </text:p>
              <text:list>
                <text:list-item>
                  <text:p text:style-name="P1">one three one </text:p>
                </text:list-item>
              </text:list>
            </text:list-item>
          </text:list>
        </text:list-item>
        <text:list-item>
          <text:p text:style-name="P1">two </text:p>
          <text:list>
            <text:list-item>
              <text:p text:style-name="P1">two one </text:p>
              <text:list>
                <text:list-item>
                  <text:p text:style-name="P1">two one one </text:p>
                </text:list-item>
              </text:list>
            </text:list-item>
            <text:list-item>
              <text:p text:style-name="P1">two three </text:p>
            </text:list-item>
          </text:list>
        </text:list-item>
      </text:list>
      <text:p text:style-name="Standard">Basic numbering Font Times new rom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5:55:29</meta:creation-date>
    <dc:date>2013-07-31T17:11:49</dc:date>
    <meta:editing-duration>PT3M41S</meta:editing-duration>
    <meta:editing-cycles>8</meta:editing-cycles>
    <meta:generator>OpenOffice/4.0.0$Unix OpenOffice.org_project/400m3$Build-9702</meta:generator>
    <meta:document-statistic meta:table-count="0" meta:image-count="0" meta:object-count="0" meta:page-count="1" meta:paragraph-count="15" meta:word-count="76" meta:character-count="339"/>
    <dc:creator>Miloš Šrámek</dc:creator>
  </office:meta>
</office:document-meta>
</file>